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657cm" svg:height="11.475cm" svg:x="17.096cm" svg:y="7.012cm">
            <draw:object draw:notify-on-update-of-ranges="Feuille1.A2:Feuille1.A2 Feuille1.A3:Feuille1.A6 Feuille1.G3:Feuille1.G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11.421cm" svg:x="0.302cm" svg:y="6.88cm">
            <draw:object draw:notify-on-update-of-ranges="Feuille1.A2:Feuille1.A2 Feuille1.B2:Feuille1.B2 Feuille1.B3:Feuille1.B6 Feuille1.C2:Feuille1.C2 Feuille1.C3:Feuille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 table:number-columns-spanned="7" table:number-rows-spanned="1">
            <text:p>Séquentielle</text:p>
          </table:table-cell>
          <table:covered-table-cell table:number-columns-repeated="3" table:style-name="Default"/>
          <table:covered-table-cell table:style-name="ce5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Nom du fichier .off</text:p>
          </table:table-cell>
          <table:table-cell table:style-name="ce2" office:value-type="string" calcext:value-type="string">
            <text:p>Nombre de faces</text:p>
          </table:table-cell>
          <table:table-cell table:style-name="ce2" office:value-type="string" calcext:value-type="string">
            <text:p>Nombre de points</text:p>
          </table:table-cell>
          <table:table-cell table:style-name="ce2" office:value-type="string" calcext:value-type="string">
            <text:p>Aire de l'objet maillé </text:p>
          </table:table-cell>
          <table:table-cell table:style-name="ce2" office:value-type="string" calcext:value-type="string">
            <text:p>Time user</text:p>
          </table:table-cell>
          <table:table-cell table:style-name="ce2" office:value-type="string" calcext:value-type="string">
            <text:p>Time sys</text:p>
          </table:table-cell>
          <table:table-cell table:style-name="ce2" office:value-type="string" calcext:value-type="string">
            <text:p>Total (secondes)</text:p>
          </table:table-cell>
        </table:table-row>
        <table:table-row table:style-name="ro1">
          <table:table-cell office:value-type="string" calcext:value-type="string">
            <text:p>can3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1252.19" calcext:value-type="float">
            <text:p>1252,19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table:formula="of:=[.E3]+[.F3]"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sphere6.off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1256.26" calcext:value-type="float">
            <text:p>1256,26</text:p>
          </table:table-cell>
          <table:table-cell office:value-type="float" office:value="0.121" calcext:value-type="float">
            <text:p>0,121</text:p>
          </table:table-cell>
          <table:table-cell office:value-type="float" office:value="0.004" calcext:value-type="float">
            <text:p>0,004</text:p>
          </table:table-cell>
          <table:table-cell table:formula="of:=[.E4]+[.F4]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sphere8.off</text:p>
          </table:table-cell>
          <table:table-cell office:value-type="float" office:value="327680" calcext:value-type="float">
            <text:p>327680</text:p>
          </table:table-cell>
          <table:table-cell office:value-type="float" office:value="983040" calcext:value-type="float">
            <text:p>983040</text:p>
          </table:table-cell>
          <table:table-cell office:value-type="float" office:value="1256.61" calcext:value-type="float">
            <text:p>1256,61</text:p>
          </table:table-cell>
          <table:table-cell office:value-type="float" office:value="1.749" calcext:value-type="float">
            <text:p>1,749</text:p>
          </table:table-cell>
          <table:table-cell office:value-type="float" office:value="0.068" calcext:value-type="float">
            <text:p>0,068</text:p>
          </table:table-cell>
          <table:table-cell table:formula="of:=[.E5]+[.F5]" office:value-type="float" office:value="1.817" calcext:value-type="float">
            <text:p>1,817</text:p>
          </table:table-cell>
        </table:table-row>
        <table:table-row table:style-name="ro1"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float" office:value="0.0560447" calcext:value-type="float">
            <text:p>0,0560447</text:p>
          </table:table-cell>
          <table:table-cell office:value-type="float" office:value="0.869" calcext:value-type="float">
            <text:p>0,869</text:p>
          </table:table-cell>
          <table:table-cell office:value-type="float" office:value="0.04" calcext:value-type="float">
            <text:p>0,04</text:p>
          </table:table-cell>
          <table:table-cell table:formula="of:=[.E6]+[.F6]" office:value-type="float" office:value="0.909" calcext:value-type="float">
            <text:p>0,909</text:p>
          </table:table-cell>
        </table:table-row>
        <table:table-row table:style-name="ro1">
          <table:table-cell office:value-type="string" calcext:value-type="string">
            <text:p>lucy.off</text:p>
          </table:table-cell>
          <table:table-cell office:value-type="float" office:value="28055742" calcext:value-type="float">
            <text:p>28055742</text:p>
          </table:table-cell>
          <table:table-cell office:value-type="float" office:value="14027872" calcext:value-type="float">
            <text:p>14027872</text:p>
          </table:table-cell>
          <table:table-cell table:style-name="ce4" office:value-type="float" office:value="2556060" calcext:value-type="float">
            <text:p>2,56E+006</text:p>
          </table:table-cell>
          <table:table-cell office:value-type="float" office:value="52.225" calcext:value-type="float">
            <text:p>52,225</text:p>
          </table:table-cell>
          <table:table-cell office:value-type="float" office:value="3.101" calcext:value-type="float">
            <text:p>3,101</text:p>
          </table:table-cell>
          <table:table-cell table:formula="of:=[.E7]+[.F7]" office:value-type="float" office:value="55.326" calcext:value-type="float">
            <text:p>55,326</text:p>
          </table:table-cell>
        </table:table-row>
        <table:table-row table:style-name="ro1">
          <table:table-cell table:number-columns-repeated="6"/>
          <table:table-cell table:formula="of:=[.E8]+[.F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9]+[.F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0]+[.F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1]+[.F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2]+[.F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3]+[.F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4]+[.F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21:23:27.21308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22:42.621807987</meta:creation-date>
    <dc:date>2015-11-17T00:00:05.178554675</dc:date>
    <meta:editing-duration>PT1H30M</meta:editing-duration>
    <meta:editing-cycles>5</meta:editing-cycles>
    <meta:generator>LibreOffice/4.2.8.2$Linux_X86_64 LibreOffice_project/42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422cm" xlink:href=".." xlink:type="simple" chart:class="chart:bar" chart:style-name="ch1">
        <chart:legend chart:legend-position="end" svg:x="12.544cm" svg:y="5.163cm" style:legend-expansion="high" chart:style-name="ch2"/>
        <chart:plot-area chart:style-name="ch3" table:cell-range-address="Feuille1.A2:Feuille1.C6 Feuille1.K43:Feuille1.K43" chart:data-source-has-labels="both" svg:x="0.319cm" svg:y="0.228cm" svg:width="11.906cm" svg:height="10.966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98cm" svg:y="0.228cm" svg:width="10.295cm" svg:height="10.32cm"/>
          <dr3d:light dr3d:diffuse-color="#808080" dr3d:direction="(0 0 1)" dr3d:enabled="false" dr3d:specular="true"/>
          <dr3d:light dr3d:diffuse-color="#808080" dr3d:direction="(-5.55111512312578E-017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3:Feuille1.A6 Feuille1.K43:Feuille1.K4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euille1.B3:Feuille1.B6" chart:label-cell-address="Feuille1.B2:Feuille1.B2" chart:class="chart:bar">
            <chart:data-point chart:repeated="4"/>
          </chart:series>
          <chart:series chart:style-name="ch8" chart:values-cell-range-address="Feuille1.C3:Feuille1.C6" chart:label-cell-address="Feuille1.C2:Feuille1.C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faces</text:p>
                <draw:g>
                  <svg:desc>Feuille1.B2:Feuille1.B2</svg:desc>
                </draw:g>
              </table:table-cell>
              <table:table-cell office:value-type="string">
                <text:p>Nombre de point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3.off</text:p>
                <draw:g>
                  <svg:desc>Feuille1.A3:Feuille1.A6 Feuille1.K43:Feuille1.K43</svg:desc>
                </draw:g>
              </table:table-cell>
              <table:table-cell office:value-type="float" office:value="1536">
                <text:p>1536</text:p>
                <draw:g>
                  <svg:desc>Feuille1.B3:Feuille1.B6</svg:desc>
                </draw:g>
              </table:table-cell>
              <table:table-cell office:value-type="float" office:value="768">
                <text:p>768</text:p>
                <draw:g>
                  <svg:desc>Feuille1.C3:Feuille1.C6</svg:desc>
                </draw:g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20480">
                <text:p>204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327680">
                <text:p>327680</text:p>
              </table:table-cell>
              <table:table-cell office:value-type="float" office:value="983040">
                <text:p>983040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499948">
                <text:p>499948</text:p>
              </table:table-cell>
              <table:table-cell office:value-type="float" office:value="249768">
                <text:p>249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58cm" svg:height="11.476cm" xlink:href=".." xlink:type="simple" chart:class="chart:bar" chart:style-name="ch1">
        <chart:legend chart:legend-position="end" svg:x="13.284cm" svg:y="5.439cm" style:legend-expansion="high" chart:style-name="ch2"/>
        <chart:plot-area chart:style-name="ch3" table:cell-range-address="Feuille1.A2:Feuille1.A6 Feuille1.G3:Feuille1.G6" chart:data-source-has-labels="both" svg:x="0.333cm" svg:y="0.229cm" svg:width="12.618cm" svg:height="11.0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84cm" svg:y="0.229cm" svg:width="11.842cm" svg:height="10.3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3:Feuille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euille1.G3:Feuille1.G6" chart:label-cell-address="temps_exécution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_exécution</text:p>
              </table:table-cell>
            </table:table-row>
          </table:table-header-rows>
          <table:table-rows>
            <table:table-row>
              <table:table-cell office:value-type="string">
                <text:p>can3.off</text:p>
                <draw:g>
                  <svg:desc>Feuille1.A3:Feuille1.A6</svg:desc>
                </draw:g>
              </table:table-cell>
              <table:table-cell office:value-type="float" office:value="0.011">
                <text:p>0.011</text:p>
                <draw:g>
                  <svg:desc>Feuille1.G3:Feuille1.G6</svg:desc>
                </draw:g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